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LocaleConverter.BigDecimal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parse( Object value ,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gDecimalLocaleConverter.BigDecimal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LocaleConverter.BigDecimal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